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8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Heading_20_1">
      <style:text-properties fo:font-size="30pt" fo:language="en" fo:country="US"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Text_20_body" style:list-style-name="L1"/>
    <style:style style:name="P4" style:family="paragraph" style:parent-style-name="Text_20_body">
      <style:text-properties fo:font-size="18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Text_20_body">
      <style:text-properties fo:font-size="16pt" style:text-underline-style="none" fo:font-weight="normal" officeooo:rsid="000ae7a4" officeooo:paragraph-rsid="000ae7a4" style:font-size-asian="24pt" style:font-weight-asian="normal" style:font-size-complex="24pt" style:font-weight-complex="normal"/>
    </style:style>
    <style:style style:name="P6" style:family="paragraph" style:parent-style-name="Text_20_body">
      <style:text-properties fo:font-size="12pt" style:text-underline-style="none" fo:font-weight="normal" officeooo:rsid="000ae7a4" officeooo:paragraph-rsid="000ae7a4" style:font-size-asian="24pt" style:font-weight-asian="normal" style:font-size-complex="24pt" style:font-weight-complex="normal"/>
    </style:style>
    <style:style style:name="P7" style:family="paragraph" style:parent-style-name="Text_20_body" style:list-style-name="L3"/>
    <style:style style:name="P8" style:family="paragraph" style:parent-style-name="Text_20_body" style:list-style-name="L4">
      <style:text-properties officeooo:paragraph-rsid="000ae7a4"/>
    </style:style>
    <style:style style:name="P9" style:family="paragraph" style:parent-style-name="Text_20_body" style:list-style-name="L5"/>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paragraph-properties fo:break-before="page"/>
      <style:text-properties fo:font-size="18pt" style:text-underline-style="solid" style:text-underline-width="auto" style:text-underline-color="font-color" fo:font-weight="bold" style:font-size-asian="24pt" style:font-weight-asian="bold" style:font-size-complex="24pt" style:font-weight-complex="bold"/>
    </style:style>
    <style:style style:name="P14" style:family="paragraph" style:parent-style-name="Heading_20_2">
      <style:text-properties fo:font-size="12pt" style:text-underline-style="none" fo:font-weight="normal" officeooo:rsid="000ae7a4" officeooo:paragraph-rsid="000ae7a4" style:font-size-asian="24pt" style:font-weight-asian="normal" style:font-size-complex="24pt" style:font-weight-complex="normal"/>
    </style:style>
    <style:style style:name="P15" style:family="paragraph" style:parent-style-name="Heading_20_3">
      <style:text-properties fo:font-size="12pt" style:text-underline-style="none" fo:font-weight="normal" officeooo:rsid="000ae7a4" officeooo:paragraph-rsid="000ae7a4" style:font-size-asian="24pt" style:font-weight-asian="normal" style:font-size-complex="24pt" style:font-weight-complex="normal"/>
    </style:style>
    <style:style style:name="P16" style:family="paragraph" style:parent-style-name="Heading_20_3">
      <style:paragraph-properties fo:break-before="page"/>
      <style:text-properties fo:font-size="12pt" style:text-underline-style="none" fo:font-weight="normal" officeooo:rsid="000ae7a4" officeooo:paragraph-rsid="000ae7a4" style:font-size-asian="24pt" style:font-weight-asian="normal" style:font-size-complex="24pt" style:font-weight-complex="normal"/>
    </style:style>
    <style:style style:name="T1" style:family="text">
      <style:text-properties fo:font-style="italic"/>
    </style:style>
    <style:style style:name="T2" style:family="text">
      <style:text-properties officeooo:rsid="000ae7a4"/>
    </style:style>
    <style:style style:name="T3" style:family="text">
      <style:text-properties fo:font-size="12pt" style:text-underline-style="none" officeooo:rsid="000ae7a4" style:font-size-asian="24pt" style:font-size-complex="24pt"/>
    </style:style>
    <style:style style:name="T4" style:family="text">
      <style:text-properties fo:font-size="12pt" style:text-underline-style="none" fo:font-weight="normal" officeooo:rsid="000ae7a4" style:font-size-asian="24pt" style:font-weight-asian="normal" style:font-size-complex="24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firstHeading"/>Package manager</text:h>
      <text:p text:style-name="P1"/>
      <text:p text:style-name="P1">A package manager or package-management system is a collection of software tools that automates the process of installing, upgrading, configuring, and removing computer programs for a <text:a xlink:type="simple" xlink:href="https://en.wikipedia.org/wiki/Computer" text:style-name="Internet_20_link" text:visited-style-name="Visited_20_Internet_20_Link">computer</text:a>'s <text:a xlink:type="simple" xlink:href="https://en.wikipedia.org/wiki/Operating_system" text:style-name="Internet_20_link" text:visited-style-name="Visited_20_Internet_20_Link">operating system</text:a> in a consistent manner.<text:bookmark text:name="cite_ref-1"/><text:a xlink:type="simple" xlink:href="https://en.wikipedia.org/wiki/Package_manager#cite_note-1" text:style-name="Internet_20_link" text:visited-style-name="Visited_20_Internet_20_Link">[1]</text:a> </text:p>
      <text:p text:style-name="Text_20_body">A package manager deals with <text:a xlink:type="simple" xlink:href="https://en.wikipedia.org/wiki/Package_format" text:style-name="Internet_20_link" text:visited-style-name="Visited_20_Internet_20_Link"><text:span text:style-name="T1">packages</text:span></text:a>, distributions of software and data in <text:a xlink:type="simple" xlink:href="https://en.wikipedia.org/wiki/Archive_file" text:style-name="Internet_20_link" text:visited-style-name="Visited_20_Internet_20_Link">archive files</text:a>. Packages contain <text:a xlink:type="simple" xlink:href="https://en.wikipedia.org/wiki/Metadata" text:style-name="Internet_20_link" text:visited-style-name="Visited_20_Internet_20_Link">metadata</text:a>, such as the software's name, description of its purpose, version number, vendor, <text:a xlink:type="simple" xlink:href="https://en.wikipedia.org/wiki/Checksum" text:style-name="Internet_20_link" text:visited-style-name="Visited_20_Internet_20_Link">checksum</text:a> (preferably a <text:a xlink:type="simple" xlink:href="https://en.wikipedia.org/wiki/Cryptographic_hash_function" text:style-name="Internet_20_link" text:visited-style-name="Visited_20_Internet_20_Link">cryptographic hash function</text:a>), and a list of <text:a xlink:type="simple" xlink:href="https://en.wikipedia.org/wiki/Coupling_(computer_programming)" text:style-name="Internet_20_link" text:visited-style-name="Visited_20_Internet_20_Link">dependencies</text:a> necessary for the software to run properly. Upon installation, metadata is stored in a local package database. Package managers typically maintain a database of software dependencies and version information to prevent software mismatches and missing prerequisites. They work closely with <text:a xlink:type="simple" xlink:href="https://en.wikipedia.org/wiki/Software_repository" text:style-name="Internet_20_link" text:visited-style-name="Visited_20_Internet_20_Link">software repositories</text:a>, <text:a xlink:type="simple" xlink:href="https://en.wikipedia.org/wiki/Binary_repository_manager" text:style-name="Internet_20_link" text:visited-style-name="Visited_20_Internet_20_Link">binary repository managers</text:a>, and <text:a xlink:type="simple" xlink:href="https://en.wikipedia.org/wiki/App_store" text:style-name="Internet_20_link" text:visited-style-name="Visited_20_Internet_20_Link">app stores</text:a>. </text:p>
      <text:p text:style-name="Text_20_body">Package managers are designed to eliminate the need for manual installs and updates. This can be particularly useful for large enterprises whose operating systems are based on <text:a xlink:type="simple" xlink:href="https://en.wikipedia.org/wiki/Linux" text:style-name="Internet_20_link" text:visited-style-name="Visited_20_Internet_20_Link">Linux</text:a> and other <text:a xlink:type="simple" xlink:href="https://en.wikipedia.org/wiki/Unix-like" text:style-name="Internet_20_link" text:visited-style-name="Visited_20_Internet_20_Link">Unix-like</text:a> systems, typically consisting of hundreds or even tens of thousands of distinct software packages.<text:bookmark text:name="cite_ref-2"/><text:a xlink:type="simple" xlink:href="https://en.wikipedia.org/wiki/Package_manager#cite_note-2" text:style-name="Internet_20_link" text:visited-style-name="Visited_20_Internet_20_Link">[</text:a></text:p>
      <text:p text:style-name="P1">Package managers are charged with the task of finding, installing, maintaining or uninstalling software packages upon the user's command. Typical functions of a package management system include: </text:p>
      <text:list xml:id="list375737494" text:style-name="L1">
        <text:list-item>
          <text:p text:style-name="P10">Working with <text:a xlink:type="simple" xlink:href="https://en.wikipedia.org/wiki/File_archiver" text:style-name="Internet_20_link" text:visited-style-name="Visited_20_Internet_20_Link">file archivers</text:a> to extract package archives </text:p>
        </text:list-item>
        <text:list-item>
          <text:p text:style-name="P10">Ensuring the integrity and authenticity of the package by verifying their <text:a xlink:type="simple" xlink:href="https://en.wikipedia.org/wiki/Digital_certificate" text:style-name="Internet_20_link" text:visited-style-name="Visited_20_Internet_20_Link">digital certificates</text:a> and <text:a xlink:type="simple" xlink:href="https://en.wikipedia.org/wiki/Checksum" text:style-name="Internet_20_link" text:visited-style-name="Visited_20_Internet_20_Link">checksums</text:a> </text:p>
        </text:list-item>
        <text:list-item>
          <text:p text:style-name="P10">Looking up, downloading, installing, or updating existing software from a <text:a xlink:type="simple" xlink:href="https://en.wikipedia.org/wiki/Software_repository" text:style-name="Internet_20_link" text:visited-style-name="Visited_20_Internet_20_Link">software repository</text:a> or <text:a xlink:type="simple" xlink:href="https://en.wikipedia.org/wiki/App_store" text:style-name="Internet_20_link" text:visited-style-name="Visited_20_Internet_20_Link">app store</text:a> </text:p>
        </text:list-item>
        <text:list-item>
          <text:p text:style-name="P10">Grouping packages by function to reduce user confusion </text:p>
        </text:list-item>
        <text:list-item>
          <text:p text:style-name="P3">Managing dependencies to ensure a package is installed with all packages it requires, thus avoiding "<text:a xlink:type="simple" xlink:href="https://en.wikipedia.org/wiki/Dependency_hell" text:style-name="Internet_20_link" text:visited-style-name="Visited_20_Internet_20_Link">dependency hell</text:a>"</text:p>
        </text:list-item>
      </text:list>
      <text:p text:style-name="P1"/>
      <text:p text:style-name="P13">Different package <text:span text:style-name="T2">managers </text:span></text:p>
      <text:p text:style-name="P5"/>
      <text:list xml:id="list3408392310" text:style-name="L4">
        <text:list-item>
          <text:p text:style-name="P8"><text:a xlink:type="simple" xlink:href="https://fusion809.github.io/comparison-of-package-managers/#apt" text:style-name="Internet_20_link" text:visited-style-name="Visited_20_Internet_20_Link"><text:span text:style-name="Strong_20_Emphasis"><text:span text:style-name="T3">Advanced Packaging Tool</text:span></text:span></text:a><text:span text:style-name="T4"> (</text:span><text:span text:style-name="Strong_20_Emphasis"><text:span text:style-name="T3">APT</text:span></text:span><text:span text:style-name="T4">), the default package manager of Debian and its various derivatives. I will also discuss the related package managers aptitude and Synaptic in this section. </text:span></text:p>
        </text:list-item>
      </text:list>
      <text:list xml:id="list2765548608" text:style-name="L3">
        <text:list-item>
          <text:p text:style-name="P11"><text:a xlink:type="simple" xlink:href="https://fusion809.github.io/comparison-of-package-managers/#dnf" text:style-name="Internet_20_link" text:visited-style-name="Visited_20_Internet_20_Link"><text:span text:style-name="Strong_20_Emphasis">Dandified Yum</text:span></text:a> (<text:span text:style-name="Strong_20_Emphasis">DNF</text:span>), the default package manager of Fedora ≥22 and its up-to-date derivatives (e.g. Chapeau and Korora) and the successor to yum. </text:p>
        </text:list-item>
        <text:list-item>
          <text:p text:style-name="P11"><text:a xlink:type="simple" xlink:href="https://fusion809.github.io/comparison-of-package-managers/#entropy" text:style-name="Internet_20_link" text:visited-style-name="Visited_20_Internet_20_Link"><text:span text:style-name="Strong_20_Emphasis">Entropy</text:span></text:a>, the default package manager of Sabayon Linux. </text:p>
        </text:list-item>
        <text:list-item>
          <text:p text:style-name="P11"><text:a xlink:type="simple" xlink:href="https://fusion809.github.io/comparison-of-package-managers/#pacman" text:style-name="Internet_20_link" text:visited-style-name="Visited_20_Internet_20_Link"><text:span text:style-name="Strong_20_Emphasis">pacman</text:span></text:a>, the default package manager of Arch Linux and its derivatives. </text:p>
        </text:list-item>
        <text:list-item>
          <text:p text:style-name="P11"><text:a xlink:type="simple" xlink:href="https://fusion809.github.io/comparison-of-package-managers/#portage" text:style-name="Internet_20_link" text:visited-style-name="Visited_20_Internet_20_Link"><text:span text:style-name="Strong_20_Emphasis">Portage</text:span></text:a>, the package manager of Gentoo Linux and its derivatives such as Calculate and Sabayon. </text:p>
        </text:list-item>
        <text:list-item>
          <text:p text:style-name="P11"><text:a xlink:type="simple" xlink:href="https://fusion809.github.io/comparison-of-package-managers/#yum" text:style-name="Internet_20_link" text:visited-style-name="Visited_20_Internet_20_Link"><text:span text:style-name="Strong_20_Emphasis">Yellowdog Updater, Modified</text:span></text:a> (<text:span text:style-name="Strong_20_Emphasis">yum</text:span>), the default package manager of CentOS, Fedora ≤21 and the predecessor of DNF. </text:p>
        </text:list-item>
        <text:list-item>
          <text:p text:style-name="P7"><text:a xlink:type="simple" xlink:href="https://fusion809.github.io/comparison-of-package-managers/#zypp" text:style-name="Internet_20_link" text:visited-style-name="Visited_20_Internet_20_Link"><text:span text:style-name="Strong_20_Emphasis">ZYpp</text:span></text:a> (<text:span text:style-name="Strong_20_Emphasis">zypper</text:span>), the default package manager of openSUSE and its derivatives. </text:p>
        </text:list-item>
      </text:list>
      <text:p text:style-name="P6"/>
      <text:h text:style-name="P16" text:outline-level="3"/>
      <text:p text:style-name="Text_20_body"><text:span text:style-name="Strong_20_Emphasis">Debian packages</text:span> are software packages with the file extension <text:span text:style-name="Source_20_Text">.deb</text:span>. They are archives formed with the <text:span text:style-name="Source_20_Text">ar</text:span> utility, inside them are three files:</text:p>
      <text:list xml:id="list454372559" text:style-name="L5">
        <text:list-item>
          <text:p text:style-name="P12">tar archive called <text:span text:style-name="Source_20_Text">data</text:span>, that is optionally bz2, gz, lzma or xz-compressed. It contains the installed files. </text:p>
        </text:list-item>
        <text:list-item>
          <text:p text:style-name="P12">tar archive called <text:span text:style-name="Source_20_Text">control</text:span>, that is optionally compressed with any of the aforementioned algorithms and it contains package metadata. </text:p>
        </text:list-item>
        <text:list-item>
          <text:p text:style-name="P9"><text:span text:style-name="Source_20_Text">debian-binary</text:span> text file that contains the deb format number, the latest is presently 2.0. </text:p>
        </text:list-item>
      </text:list>
      <text:p text:style-name="Text_20_body">They are probably the single most popular type of Linux binary package out there, as they are used by three of the most popular Linux distributions, according to <text:span text:style-name="Emphasis">DistroWatch</text:span> (Debian, Linux Mint and Ubuntu).</text:p>
      <text:p text:style-name="P6"/>
      <text:p text:style-name="P6"><text:a xlink:type="simple" xlink:href="https://wiki.debian.org/Teams/Dpkg" text:style-name="Internet_20_link" text:visited-style-name="Visited_20_Internet_20_Link"><text:span text:style-name="Strong_20_Emphasis">dpkg</text:span></text:a> is a low-level package management tool that installs, removes, upgrades and provides information about Debian packages. dpkg was first developed by Ian Murdock in 1994 and is written in C, C++ and Perl.</text:p>
      <text:p text:style-name="P6"/>
      <text:h text:style-name="P15" text:outline-level="3"><text:bookmark text:name="rpm-packages"/>RPM Packages</text:h>
      <text:p text:style-name="Text_20_body">The <text:span text:style-name="Strong_20_Emphasis">RPM Packages</text:span> are the binary package format that the RPM package manager works with. They have the <text:span text:style-name="Source_20_Text">.rpm</text:span> file extension. They are archive files, you can extract their contents with the <text:span text:style-name="Source_20_Text">bsdtar -xf $package.rpm</text:span> command, where <text:span text:style-name="Source_20_Text">$package</text:span> is the package’s name, without the <text:span text:style-name="Source_20_Text">.rpm</text:span> file extension. There is also a source code version of the RPM Package format, with the file extension <text:span text:style-name="Source_20_Text">.src.rpm</text:span>.</text:p>
      <text:p text:style-name="Text_20_body"><text:bookmark text:name="toc5"/><text:bookmark text:name="rpm-package-manager"/></text:p>
      <text:h text:style-name="P14" text:outline-level="2"><text:bookmark text:name="apt"/>APT</text:h>
      <text:p text:style-name="Text_20_body">The <text:a xlink:type="simple" xlink:href="https://wiki.debian.org/Apt" text:style-name="Internet_20_link" text:visited-style-name="Visited_20_Internet_20_Link"><text:span text:style-name="Strong_20_Emphasis">Advanced Packaging Tool</text:span></text:a> (<text:span text:style-name="Strong_20_Emphasis">APT</text:span>) is the default front-end for the dpkg package manager used by Debian-based systems. See what APT does is it performs dependency resolution, repository management, and assorted other higher-level functions while dpkg is what actually installs and removes packages. So in essence what APT does for dpkg is it gives it some intelligence; package management with dpkg by itself is not an experience I would like to have as you would have to do just about everything yourself. It is the eldest package manager mentioned in this review and was first developed in 1998. APT is written in C++ and Bash scrip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1:29:58.429146460</meta:creation-date>
    <meta:editing-duration>PT56M30S</meta:editing-duration>
    <meta:editing-cycles>2</meta:editing-cycles>
    <meta:generator>LibreOffice/6.0.7.3$Linux_X86_64 LibreOffice_project/00m0$Build-3</meta:generator>
    <dc:date>2020-03-20T15:59:20.141567135</dc:date>
    <meta:document-statistic meta:table-count="0" meta:image-count="0" meta:object-count="0" meta:page-count="3" meta:paragraph-count="28" meta:word-count="703" meta:character-count="4540" meta:non-whitespace-character-count="3862"/>
  </office:meta>
</office:document-meta>
</file>